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a8c" officeooo:paragraph-rsid="000e5a8c"/>
    </style:style>
    <style:style style:name="P2" style:family="paragraph" style:parent-style-name="Standard">
      <style:paragraph-properties fo:text-align="start" style:justify-single-word="false"/>
      <style:text-properties officeooo:rsid="000e5a8c" officeooo:paragraph-rsid="000e5a8c"/>
    </style:style>
    <style:style style:name="P3" style:family="paragraph" style:parent-style-name="Standard">
      <style:paragraph-properties fo:text-align="start" style:justify-single-word="false"/>
      <style:text-properties officeooo:rsid="000e5a8c" officeooo:paragraph-rsid="0011f451"/>
    </style:style>
    <style:style style:name="P4" style:family="paragraph" style:parent-style-name="Standard">
      <style:paragraph-properties fo:text-align="start" style:justify-single-word="false"/>
      <style:text-properties officeooo:rsid="000eedd9" officeooo:paragraph-rsid="000eedd9"/>
    </style:style>
    <style:style style:name="P5" style:family="paragraph" style:parent-style-name="Standard">
      <style:paragraph-properties fo:text-align="start" style:justify-single-word="false"/>
      <style:text-properties officeooo:rsid="000eedd9" officeooo:paragraph-rsid="001304e9"/>
    </style:style>
    <style:style style:name="P6" style:family="paragraph" style:parent-style-name="Standard">
      <style:paragraph-properties fo:text-align="start" style:justify-single-word="false"/>
      <style:text-properties officeooo:rsid="00100d82" officeooo:paragraph-rsid="00100d82"/>
    </style:style>
    <style:style style:name="P7" style:family="paragraph" style:parent-style-name="Standard">
      <style:paragraph-properties fo:text-align="start" style:justify-single-word="false"/>
      <style:text-properties officeooo:rsid="00100d82" officeooo:paragraph-rsid="0019b1e3"/>
    </style:style>
    <style:style style:name="P8" style:family="paragraph" style:parent-style-name="Standard">
      <style:paragraph-properties fo:text-align="start" style:justify-single-word="false"/>
      <style:text-properties officeooo:rsid="00107dc1" officeooo:paragraph-rsid="00107dc1"/>
    </style:style>
    <style:style style:name="P9" style:family="paragraph" style:parent-style-name="Standard">
      <style:paragraph-properties fo:text-align="center" style:justify-single-word="false"/>
      <style:text-properties fo:color="#cc0000" fo:font-size="14pt" style:text-underline-style="solid" style:text-underline-width="auto" style:text-underline-color="font-color" fo:font-weight="bold" officeooo:rsid="000e5a8c" officeooo:paragraph-rsid="000e5a8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c0000" officeooo:rsid="000eedd9" officeooo:paragraph-rsid="000eedd9"/>
    </style:style>
    <style:style style:name="P11" style:family="paragraph" style:parent-style-name="Standard">
      <style:paragraph-properties fo:text-align="start" style:justify-single-word="false"/>
      <style:text-properties officeooo:rsid="001b019f" officeooo:paragraph-rsid="001b019f"/>
    </style:style>
    <style:style style:name="P12" style:family="paragraph" style:parent-style-name="Standard">
      <style:paragraph-properties fo:text-align="start" style:justify-single-word="false"/>
      <style:text-properties officeooo:rsid="00220b59" officeooo:paragraph-rsid="00220b59"/>
    </style:style>
    <style:style style:name="P13" style:family="paragraph" style:parent-style-name="Heading_20_2">
      <style:text-properties fo:color="#000000"/>
    </style:style>
    <style:style style:name="P14" style:family="paragraph" style:parent-style-name="Heading_20_1">
      <style:text-properties fo:color="#003366"/>
    </style:style>
    <style:style style:name="T1" style:family="text">
      <style:text-properties officeooo:rsid="0011f451"/>
    </style:style>
    <style:style style:name="T2" style:family="text">
      <style:text-properties officeooo:rsid="001304e9"/>
    </style:style>
    <style:style style:name="T3" style:family="text">
      <style:text-properties officeooo:rsid="001628fe"/>
    </style:style>
    <style:style style:name="T4" style:family="text">
      <style:text-properties officeooo:rsid="0019340b"/>
    </style:style>
    <style:style style:name="T5" style:family="text">
      <style:text-properties officeooo:rsid="001940a4"/>
    </style:style>
    <style:style style:name="T6" style:family="text">
      <style:text-properties fo:color="#cc000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b019f"/>
    </style:style>
    <style:style style:name="T9" style:family="text">
      <style:text-properties officeooo:rsid="001bf99f"/>
    </style:style>
    <style:style style:name="T10" style:family="text">
      <style:text-properties style:text-underline-style="none"/>
    </style:style>
    <style:style style:name="T11" style:family="text">
      <style:text-properties officeooo:rsid="001efc37"/>
    </style:style>
    <style:style style:name="T12" style:family="text">
      <style:text-properties officeooo:rsid="00231415"/>
    </style:style>
    <style:style style:name="T13" style:family="text">
      <style:text-properties officeooo:rsid="0024c174"/>
    </style:style>
    <style:style style:name="T14" style:family="text">
      <style:text-properties officeooo:rsid="0026197d"/>
    </style:style>
    <style:style style:name="T15" style:family="text">
      <style:text-properties officeooo:rsid="00265cee"/>
    </style:style>
    <style:style style:name="T16" style:family="text">
      <style:text-properties officeooo:rsid="002737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te rendu : </text:p>
      <text:p text:style-name="P9">Recherche sur le Parsers</text:p>
      <text:p text:style-name="P1"/>
      <text:h text:style-name="P14" text:outline-level="1">Pouquoi les parser ?</text:h>
      <text:p text:style-name="P2"/>
      <text:p text:style-name="P2">Les parsers permettent de vérifier qu'une certaine expression suit une grammaire définit au préalable. </text:p>
      <text:p text:style-name="P2"/>
      <text:p text:style-name="P3">Prenons un <text:span text:style-name="T15">exemple</text:span> simple : </text:p>
      <text:p text:style-name="P3">Soit la grammaire G possédant les productions (règles de réécritures) suivantes :</text:p>
      <text:p text:style-name="P3">E → AB<text:tab/><text:tab/><text:span text:style-name="T3">où E est l'état initiale</text:span></text:p>
      <text:p text:style-name="P3">A→ aA</text:p>
      <text:p text:style-name="P3">A→ ab</text:p>
      <text:p text:style-name="P3">B→ bB</text:p>
      <text:p text:style-name="P3">B→ b</text:p>
      <text:p text:style-name="P3"/>
      <text:p text:style-name="P3">Alors le mot aabb suit bien cette grammaire car E → AB → aAB → aabB → aabb</text:p>
      <text:p text:style-name="P3"><text:span text:style-name="T13">Par contre</text:span> le mot abba ne la suit pas.</text:p>
      <text:p text:style-name="P3"/>
      <text:p text:style-name="P8">Cela nous sera très utile pour analyser les requêtes SQL et ne laisser passer que celles qui suivent la grammaire imposé par MySQL. Ainsi nous pourrons déjà droper certaines requêtes <text:span text:style-name="T4">rien qu'en la lisant</text:span>. </text:p>
      <text:p text:style-name="P8"/>
      <text:h text:style-name="P14" text:outline-level="1">Quel type de grammaire parser ?</text:h>
      <text:p text:style-name="P2"/>
      <text:p text:style-name="P3">Il existe cependant différents type de grammaires. Les plus connus sont les expressions régulières <text:span text:style-name="T1">mais il en existe d'autres</text:span>. </text:p>
      <text:p text:style-name="P3"/>
      <text:h text:style-name="P13" text:outline-level="2">1- Les expressions régulières :</text:h>
      <text:p text:style-name="P3">Une expression régulière sont des expressions dérivant d'une grammaire dont toutes les productions sont de la forme K→tN (où t est terminale et N est non terminale ou NULL). </text:p>
      <text:p text:style-name="P2"/>
      <text:p text:style-name="P5">Ce type d'expression est très pratique mais ne nous permet pas de parser toutes les <text:span text:style-name="T1">grammaires dont nous avons besoin</text:span>. </text:p>
      <text:p text:style-name="P5"><text:span text:style-name="T2">I</text:span>l est <text:span text:style-name="T2">notamment </text:span>impossible avec un parser d'expression régulière de parser un la<text:span text:style-name="T13">n</text:span>gage de type</text:p>
      <text:p text:style-name="P4">E → EE</text:p>
      <text:p text:style-name="P4">E→ (E)</text:p>
      <text:p text:style-name="P4">E→ [E]</text:p>
      <text:p text:style-name="P4">E→ </text:p>
      <text:p text:style-name="P4"/>
      <text:p text:style-name="P4">Ce qui est nécessaire dans notre cas. <text:span text:style-name="T2">En effet, MySQL accepte dans sa grammaire des requêtes composées de sous requêtes.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13" text:outline-level="2"><text:span text:style-name="T3">2- </text:span>Les context-free grammars :</text:h>
      <text:p text:style-name="P4"/>
      <text:p text:style-name="P4">C'est ainsi que nous nous intéressons à un autre type de la<text:span text:style-name="T5">n</text:span>gage : <text:span text:style-name="T5">les </text:span>context-free languages.</text:p>
      <text:p text:style-name="P4">Ce type de langage <text:span text:style-name="T15">dérive</text:span> d'une grammaire dont toutes les productions sont de la forme :</text:p>
      <text:p text:style-name="P4">K→ U (où U est une string de symboles terminaux et/ou non terminaux).</text:p>
      <text:p text:style-name="P4"/>
      <text:p text:style-name="P10"><text:span text:style-name="T7">Rem </text:span><text:span text:style-name="T10">: </text:span>Par exemple une context-free grammar n’aura pas de production de la forme </text:p>
      <text:p text:style-name="P4"><text:span text:style-name="T6">aKb → U</text:span> </text:p>
      <text:p text:style-name="P4"/>
      <text:p text:style-name="P7">Ils existent différents algorithmes pour parser ce type de langage dont le LL-parsing, le LR(1)-parsing <text:span text:style-name="T16">et LALR(1)-parsing</text:span>. Cependant <text:span text:style-name="T11">aucun de </text:span>ces algorithmes ne permettent de parser tous les context-free language. <text:span text:style-name="T8">Il faudra donc s'assurer que la grammaire en entré n'est pas ambiguë et ne possède pas de conflit interne (shift/reduce conflicts et/ou shift/shift conflicts).</text:span></text:p>
      <text:p text:style-name="P7"/>
      <text:p text:style-name="P7"/>
      <text:h text:style-name="Heading_20_2" text:outline-level="2">3- Lex &amp; Yacc :</text:h>
      <text:p text:style-name="P11"><text:span text:style-name="T9">I</text:span>l est compliquer de <text:span text:style-name="T14">programmer</text:span> à la main un parser. <text:span text:style-name="T9">C'est pourquoi, nous utiliserons Lex &amp; Yacc pour générer le parser. Yacc gère les LALR(1) grammars et génère en sortie du code C. Il est également possible de l'utiliser pour créer un parser en C++.</text:span></text:p>
      <text:p text:style-name="P11"/>
      <text:p text:style-name="P12">Lex n'est pas open source mais certaines de ses versions le sont, notamment flex que nous utiliserons. <text:span text:style-name="T12">Yacc est qu'en à lui un outil open source.</text:span> </text:p>
      <text:p text:style-name="P12"/>
      <text:p text:style-name="P11"/>
      <text:p text:style-name="P6"><text:s text:c="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y </meta:initial-creator>
    <meta:creation-date>2017-02-27T13:35:18.697090495</meta:creation-date>
    <dc:date>2017-02-27T15:24:29.416030272</dc:date>
    <dc:creator>menguy </dc:creator>
    <meta:editing-duration>PT1H48M58S</meta:editing-duration>
    <meta:editing-cycles>28</meta:editing-cycles>
    <meta:generator>LibreOffice/4.4.6.3$Linux_X86_64 LibreOffice_project/40m0$Build-3</meta:generator>
    <meta:document-statistic meta:table-count="0" meta:image-count="0" meta:object-count="0" meta:page-count="2" meta:paragraph-count="36" meta:word-count="438" meta:character-count="2513" meta:non-whitespace-character-count="2096"/>
  </office:meta>
</office:document-meta>
</file>